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F0000019A374288594DEAF2FB.png" manifest:media-type="image/png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7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.5cm"/>
    </style:style>
    <style:style style:name="gr5" style:family="graphic" style:parent-style-name="standard">
      <style:graphic-properties draw:textarea-horizontal-align="justify" draw:textarea-vertical-align="middle" draw:auto-grow-height="false" fo:min-height="2.226cm" fo:min-width="4.0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1.745cm" svg:height="4.5cm" svg:x="24cm" svg:y="9cm">
          <draw:image xlink:href="Pictures/100002010000009F0000019A374288594DEAF2FB.png" xlink:type="simple" xlink:show="embed" xlink:actuate="onLoad">
            <text:p/>
          </draw:image>
        </draw:frame>
        <draw:frame draw:style-name="gr2" draw:text-style-name="P2" draw:layer="layout" svg:width="17.5cm" svg:height="2cm" svg:x="9.5cm" svg:y="2.5cm">
          <draw:text-box>
            <text:p>DIAGRAMME CONTEXTE STATIQUE</text:p>
          </draw:text-box>
        </draw:frame>
        <draw:frame draw:style-name="gr3" draw:text-style-name="P2" draw:layer="layout" svg:width="3.5cm" svg:height="1.5cm" svg:x="23.5cm" svg:y="14cm">
          <draw:text-box>
            <text:p>USER</text:p>
          </draw:text-box>
        </draw:frame>
        <draw:custom-shape draw:style-name="gr4" draw:text-style-name="P1" xml:id="id3" draw:id="id3" draw:layer="layout" svg:width="6cm" svg:height="1.5cm" svg:x="3cm" svg:y="5cm">
          <text:p text:style-name="P1">MoteurCorr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6.5cm" svg:height="3.5cm" svg:x="12cm" svg:y="9.5cm">
          <text:p text:style-name="P1">Correction.f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" draw:id="id1" draw:layer="layout" svg:width="1.745cm" svg:height="4.5cm" svg:x="4.255cm" svg:y="10.5cm">
          <draw:image xlink:href="Pictures/100002010000009F0000019A374288594DEAF2FB.png" xlink:type="simple" xlink:show="embed" xlink:actuate="onLoad">
            <text:p/>
          </draw:image>
        </draw:frame>
        <draw:frame draw:style-name="gr6" draw:text-style-name="P2" draw:layer="layout" svg:width="2.547cm" svg:height="0.963cm" svg:x="4cm" svg:y="15.537cm">
          <draw:text-box>
            <text:p>ADMIN</text:p>
          </draw:text-box>
        </draw:frame>
        <draw:connector draw:style-name="gr7" draw:text-style-name="P3" draw:layer="layout" draw:type="line" svg:x1="6cm" svg:y1="12.75cm" svg:x2="12cm" svg:y2="11.25cm" draw:start-shape="id1" draw:start-glue-point="1" draw:end-shape="id2" draw:end-glue-point="6" svg:d="M6000 12750l6000-1500" svg:viewBox="0 0 6001 1501">
          <text:p/>
        </draw:connector>
        <draw:connector draw:style-name="gr7" draw:text-style-name="P3" draw:layer="layout" draw:type="line" svg:x1="9cm" svg:y1="5.75cm" svg:x2="12.951cm" svg:y2="10.012cm" draw:start-shape="id3" draw:start-glue-point="1" draw:end-shape="id2" draw:end-glue-point="5" svg:d="M9000 5750l3951 4262" svg:viewBox="0 0 3952 4263">
          <text:p/>
        </draw:connector>
        <draw:connector draw:style-name="gr7" draw:text-style-name="P3" draw:layer="layout" draw:type="line" svg:x1="24cm" svg:y1="11.25cm" svg:x2="18.5cm" svg:y2="11.25cm" draw:start-shape="id4" draw:start-glue-point="3" draw:end-shape="id2" draw:end-glue-point="10" svg:d="M24000 11250h-5500" svg:viewBox="0 0 5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8M55S</meta:editing-duration>
    <meta:editing-cycles>4</meta:editing-cycles>
    <meta:generator>LibreOffice/5.0.6.3$Windows_x86 LibreOffice_project/490fc03b25318460cfc54456516ea2519c11d1aa</meta:generator>
    <dc:date>2018-04-24T10:27:13.587000000</dc:date>
    <meta:document-statistic meta:object-count="10"/>
  </office:meta>
</office:document-meta>
</file>